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d3d3d3" draw:marker-start-width="0.252cm" draw:marker-end-width="0.252cm" draw:fill-color="#ffffff" draw:textarea-horizontal-align="justify" draw:textarea-vertical-align="middle" draw:auto-grow-height="false" fo:min-height="5.803cm" fo:min-width="28.124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3cm"/>
    </style:style>
    <style:style style:name="gr4" style:family="graphic" style:parent-style-name="standard">
      <style:graphic-properties draw:fill-color="#ffff8b" draw:textarea-horizontal-align="justify" draw:textarea-vertical-align="middle" draw:auto-grow-height="false" fo:min-height="0.382cm" fo:min-width="19.904cm"/>
    </style:style>
    <style:style style:name="gr5" style:family="graphic" style:parent-style-name="standard">
      <style:graphic-properties draw:fill-color="#d5feff" draw:textarea-horizontal-align="justify" draw:textarea-vertical-align="middle" draw:auto-grow-height="false" fo:min-height="0.382cm" fo:min-width="19.81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833cm" fo:min-width="0cm"/>
    </style:style>
    <style:style style:name="gr7" style:family="graphic" style:parent-style-name="standard">
      <style:graphic-properties draw:fill-color="#ff4500" draw:textarea-horizontal-align="justify" draw:textarea-vertical-align="middle" draw:auto-grow-height="false" fo:min-height="0.652cm" fo:min-width="0cm"/>
    </style:style>
    <style:style style:name="gr8" style:family="graphic" style:parent-style-name="standard">
      <style:graphic-properties draw:fill-color="#32cd32" draw:textarea-horizontal-align="justify" draw:textarea-vertical-align="middle" draw:auto-grow-height="false" fo:min-height="0.652cm" fo:min-width="0cm"/>
    </style:style>
    <style:style style:name="gr9" style:family="graphic" style:parent-style-name="standard">
      <style:graphic-properties draw:fill-color="#dbafff" draw:textarea-horizontal-align="justify" draw:textarea-vertical-align="middle" draw:auto-grow-height="false" fo:min-height="0.382cm" fo:min-width="15.75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16pt"/>
    </style:style>
    <style:style style:name="P6" style:family="paragraph">
      <loext:graphic-properties draw:fill-color="#ffff8b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d5feff"/>
      <style:paragraph-properties fo:text-align="center"/>
    </style:style>
    <style:style style:name="P8" style:family="paragraph">
      <loext:graphic-properties draw:fill-color="#ff4500"/>
      <style:paragraph-properties fo:text-align="center"/>
    </style:style>
    <style:style style:name="P9" style:family="paragraph">
      <loext:graphic-properties draw:fill-color="#32cd32"/>
      <style:paragraph-properties fo:text-align="center"/>
    </style:style>
    <style:style style:name="P10" style:family="paragraph">
      <loext:graphic-properties draw:fill-color="#dbafff"/>
      <style:paragraph-properties fo:text-align="center"/>
      <style:text-properties fo:font-size="12pt" fo:font-weight="bold" style:font-size-asian="12pt" style:font-size-complex="12pt"/>
    </style:style>
    <style:style style:name="T1" style:family="text">
      <style:text-properties fo:font-size="16pt" fo:font-weight="bold"/>
    </style:style>
    <style:style style:name="T2" style:family="text">
      <style:text-properties fo:font-size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8cm" svg:height="6.229cm" svg:x="0.539cm" svg:y="7.438cm">
          <text:p/>
          <draw:enhanced-geometry svg:viewBox="0 0 21600 21600" draw:path-stretchpoint-x="10800" draw:path-stretchpoint-y="10800" draw:text-areas="?f3 ?f4 ?f5 ?f6" draw:type="round-rectangle" draw:modifiers="841.9649326184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6.678cm" svg:y1="13.306cm" svg:x2="6.678cm" svg:y2="7.889cm">
          <text:p/>
        </draw:line>
        <draw:line draw:style-name="gr2" draw:text-style-name="P2" draw:layer="layout" svg:x1="3.428cm" svg:y1="13.306cm" svg:x2="3.428cm" svg:y2="7.889cm">
          <text:p/>
        </draw:line>
        <draw:line draw:style-name="gr2" draw:text-style-name="P2" draw:layer="layout" svg:x1="9.928cm" svg:y1="13.306cm" svg:x2="9.928cm" svg:y2="7.889cm">
          <text:p/>
        </draw:line>
        <draw:line draw:style-name="gr2" draw:text-style-name="P2" draw:layer="layout" svg:x1="13.178cm" svg:y1="13.306cm" svg:x2="13.178cm" svg:y2="7.889cm">
          <text:p/>
        </draw:line>
        <draw:line draw:style-name="gr2" draw:text-style-name="P2" draw:layer="layout" svg:x1="16.429cm" svg:y1="13.306cm" svg:x2="16.429cm" svg:y2="7.889cm">
          <text:p/>
        </draw:line>
        <draw:line draw:style-name="gr2" draw:text-style-name="P2" draw:layer="layout" svg:x1="19.679cm" svg:y1="13.306cm" svg:x2="19.679cm" svg:y2="7.889cm">
          <text:p/>
        </draw:line>
        <draw:line draw:style-name="gr2" draw:text-style-name="P2" draw:layer="layout" svg:x1="22.929cm" svg:y1="13.306cm" svg:x2="22.929cm" svg:y2="7.889cm">
          <text:p/>
        </draw:line>
        <draw:line draw:style-name="gr2" draw:text-style-name="P2" draw:layer="layout" svg:x1="26.179cm" svg:y1="13.306cm" svg:x2="26.179cm" svg:y2="7.889cm">
          <text:p/>
        </draw:line>
        <draw:frame draw:style-name="gr3" draw:text-style-name="P4" draw:layer="layout" svg:width="2.889cm" svg:height="0.903cm" svg:x="6.859cm" svg:y="7.98cm">
          <draw:text-box>
            <text:p text:style-name="P3"><text:span text:style-name="T1">22/09/17</text:span></text:p>
          </draw:text-box>
        </draw:frame>
        <draw:frame draw:style-name="gr3" draw:text-style-name="P4" draw:layer="layout" svg:width="2.889cm" svg:height="0.903cm" svg:x="10.109cm" svg:y="7.98cm">
          <draw:text-box>
            <text:p text:style-name="P3"><text:span text:style-name="T1">23/09/17</text:span></text:p>
          </draw:text-box>
        </draw:frame>
        <draw:frame draw:style-name="gr3" draw:text-style-name="P4" draw:layer="layout" svg:width="2.889cm" svg:height="0.903cm" svg:x="13.359cm" svg:y="7.98cm">
          <draw:text-box>
            <text:p text:style-name="P3"><text:span text:style-name="T1">24/09/17</text:span></text:p>
          </draw:text-box>
        </draw:frame>
        <draw:frame draw:style-name="gr3" draw:text-style-name="P4" draw:layer="layout" svg:width="2.889cm" svg:height="0.903cm" svg:x="16.609cm" svg:y="7.98cm">
          <draw:text-box>
            <text:p text:style-name="P3"><text:span text:style-name="T1">25/09/17</text:span></text:p>
          </draw:text-box>
        </draw:frame>
        <draw:frame draw:style-name="gr3" draw:text-style-name="P4" draw:layer="layout" svg:width="2.889cm" svg:height="0.903cm" svg:x="19.859cm" svg:y="7.98cm">
          <draw:text-box>
            <text:p text:style-name="P3"><text:span text:style-name="T1">26/09/17</text:span></text:p>
          </draw:text-box>
        </draw:frame>
        <draw:frame draw:style-name="gr3" draw:text-style-name="P5" draw:layer="layout" svg:width="2.889cm" svg:height="0.903cm" svg:x="23.11cm" svg:y="7.98cm">
          <draw:text-box>
            <text:p text:style-name="P3"><text:span text:style-name="T2">27/09/17</text:span></text:p>
          </draw:text-box>
        </draw:frame>
        <draw:frame draw:style-name="gr3" draw:text-style-name="P5" draw:layer="layout" svg:width="2.889cm" svg:height="0.903cm" svg:x="3.609cm" svg:y="7.98cm">
          <draw:text-box>
            <text:p text:style-name="P3"><text:span text:style-name="T2">21/09/17</text:span></text:p>
          </draw:text-box>
        </draw:frame>
        <draw:custom-shape draw:style-name="gr4" draw:text-style-name="P6" draw:layer="layout" svg:width="20.404cm" svg:height="0.632cm" svg:x="6.678cm" svg:y="10.598cm">
          <text:p text:style-name="P3"><text:span text:style-name="T3">start=ge2017-09-2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314cm" svg:height="0.632cm" svg:x="2.615cm" svg:y="11.321cm">
          <text:p text:style-name="P3"><text:span text:style-name="T3">start=le2017-09-26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71cm" svg:height="1.083cm" svg:x="2.435cm" svg:y="11.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271cm" svg:height="1.083cm" svg:x="26.992cm" svg:y="10.4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1cm" svg:height="0.902cm" svg:x="6.498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7.039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7.581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8.123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8.664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9.206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9.748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10.289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10.831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11.373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11.915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12.456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12.998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13.54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14.081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14.623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15.165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15.706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16.248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16.79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17.331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17.873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18.415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18.957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19.498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20.04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20.582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21.123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21.665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1cm" svg:height="0.902cm" svg:x="22.207cm" svg:y="9.4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2cm" svg:height="0.902cm" svg:x="22.748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2cm" svg:height="0.902cm" svg:x="23.29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1cm" svg:height="0.902cm" svg:x="23.832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2cm" svg:height="0.902cm" svg:x="24.373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2cm" svg:height="0.902cm" svg:x="24.915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1cm" svg:height="0.902cm" svg:x="25.457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1cm" svg:height="0.902cm" svg:x="25.999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2cm" svg:height="0.902cm" svg:x="26.54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1cm" svg:height="0.902cm" svg:x="2.706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2cm" svg:height="0.902cm" svg:x="3.247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2cm" svg:height="0.902cm" svg:x="3.789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1cm" svg:height="0.902cm" svg:x="4.331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1cm" svg:height="0.902cm" svg:x="4.873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2cm" svg:height="0.902cm" svg:x="5.414cm" svg:y="9.4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51cm" svg:height="0.902cm" svg:x="5.956cm" svg:y="9.4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6.251cm" svg:height="0.632cm" svg:x="6.678cm" svg:y="12.132cm">
          <text:p text:style-name="P3"><text:span text:style-name="T4">Search Date Ran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3:08:55.416000000</meta:creation-date>
    <dc:date>2018-03-13T09:22:30.022000000</dc:date>
    <meta:editing-duration>PT15M51S</meta:editing-duration>
    <meta:editing-cycles>10</meta:editing-cycles>
    <meta:generator>LibreOffice/5.3.1.2$Windows_X86_64 LibreOffice_project/e80a0e0fd1875e1696614d24c32df0f95f03deb2</meta:generator>
    <meta:document-statistic meta:object-count="66"/>
  </office:meta>
</office:document-meta>
</file>